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paragraph-properties fo:orphans="2" fo:widows="2"/>
      <style:text-properties style:font-name="Calibri1"/>
    </style:style>
    <style:style style:name="P15" style:family="paragraph" style:parent-style-name="Text_20_body">
      <style:text-properties style:font-name="Calibri"/>
    </style:style>
    <style:style style:name="P16" style:family="paragraph" style:parent-style-name="Text_20_body">
      <style:paragraph-properties fo:orphans="2" fo:widows="2"/>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Überschrift_20_2">
      <style:text-properties fo:language="pl" fo:country="PL"/>
    </style:style>
    <style:style style:name="P21" style:family="paragraph" style:parent-style-name="Überschrift_20_2">
      <style:text-properties style:font-name="Calibri"/>
    </style:style>
    <style:style style:name="P22" style:family="paragraph" style:parent-style-name="Überschrift_20_2">
      <style:text-properties style:font-name="Calibri" fo:language="pl" fo:country="PL"/>
    </style:style>
    <style:style style:name="P23" style:family="paragraph" style:parent-style-name="Dialog" style:list-style-name="L1"/>
    <style:style style:name="P24" style:family="paragraph" style:parent-style-name="Dialog">
      <style:text-properties style:font-name="Calibri1"/>
    </style:style>
    <style:style style:name="P25" style:family="paragraph" style:parent-style-name="Dialog" style:list-style-name="L1">
      <style:text-properties style:font-name="Calibri1"/>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7">
      <style:text-properties style:font-name="Calibri1"/>
    </style:style>
    <style:style style:name="P30" style:family="paragraph" style:parent-style-name="Dialog" style:list-style-name="L8">
      <style:text-properties style:font-name="Calibri1"/>
    </style:style>
    <style:style style:name="P31" style:family="paragraph" style:parent-style-name="Dialog" style:list-style-name="L1">
      <style:text-properties style:font-name="Calibri"/>
    </style:style>
    <style:style style:name="P32" style:family="paragraph" style:parent-style-name="Dialog" style:list-style-name="L6">
      <style:text-properties style:font-name="Calibri"/>
    </style:style>
    <style:style style:name="P33" style:family="paragraph" style:parent-style-name="Dialog" style:list-style-name="L2">
      <style:paragraph-properties fo:orphans="2" fo:widows="2"/>
      <style:text-properties fo:language="pl" fo:country="PL"/>
    </style:style>
    <style:style style:name="P34" style:family="paragraph" style:parent-style-name="Dialog" style:list-style-name="L4">
      <style:text-properties fo:background-color="transparent"/>
    </style:style>
    <style:style style:name="P35" style:family="paragraph" style:parent-style-name="Dialog" style:list-style-name="L6"/>
    <style:style style:name="P36" style:family="paragraph" style:parent-style-name="Dialog" style:list-style-name="L7"/>
    <style:style style:name="P37" style:family="paragraph" style:parent-style-name="Dialog" style:list-style-name="L9"/>
    <style:style style:name="P38" style:family="paragraph" style:parent-style-name="Heading" style:master-page-name="MP0">
      <style:paragraph-properties style:page-number="auto" fo:break-before="page"/>
      <style:text-properties fo:language="pl" fo:country="PL"/>
    </style:style>
    <style:style style:name="P39" style:family="paragraph" style:parent-style-name="Text_20_body">
      <style:text-properties fo:language="pl" fo:country="PL"/>
    </style:style>
    <style:style style:name="P40" style:family="paragraph" style:parent-style-name="Text_20_body" style:list-style-name="L1">
      <style:text-properties fo:language="pl" fo:country="PL"/>
    </style:style>
    <style:style style:name="P41"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ffff00"/>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style:style style:name="T18" style:family="text">
      <style:text-properties style:font-name="Calibri1" fo:language="pl" fo:country="PL"/>
    </style:style>
    <style:style style:name="T19" style:family="text">
      <style:text-properties style:font-name="Calibri1" fo:language="pl" fo:country="PL" fo:background-color="#ffff00"/>
    </style:style>
    <style:style style:name="T20" style:family="text">
      <style:text-properties style:font-name="Calibri1"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ynastia Sobieskich – tom II, „Pola Chwały”</text:p>
      <text:h text:style-name="P20"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0"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8">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5148573652302759642" text:style-name="L1">
        <text:list-item>
          <text:p text:style-name="P23"><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3"><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3"><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3"><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3"><text:span text:style-name="T10">Tak, ale dalej na wsch</text:span><text:span text:style-name="T5">ó</text:span><text:span text:style-name="T10">d od Lwowa miejsc bezpiecznych nie ma.</text:span></text:p>
        </text:list-item>
        <text:list-item>
          <text:p text:style-name="P23"><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3"><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3"><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3"><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3"><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3"><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5">Właśnie, po ostatnich tatarskich oblężeniach, co i nawet okupować się musieli, za króla poprzedniego – wtrącił wojewoda.</text:p>
        </text:list-item>
        <text:list-item>
          <text:p text:style-name="P23"><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3"><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3"><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20389104" text:continue-numbering="true" text:style-name="L1">
        <text:list-item>
          <text:p text:style-name="P31">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1">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0"/>
        </text:list-item>
      </text:list>
      <text:p text:style-name="P9">* <text:s/>* <text:s/>*</text:p>
      <text:p text:style-name="P8">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8"/>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2"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u będzie tyrada na temat zalet utraty niepodległości na rzecz imperium.</text:p>
      <text:p text:style-name="P8">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8"/>
      <text:h text:style-name="P22"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21" text:outline-level="2">Rozdział V</text:h>
      <text:p text:style-name="P8">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5911128290907535831" text:style-name="L2">
        <text:list-header>
          <text:p text:style-name="P33">-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3447734524425427376" text:style-name="L3">
        <text:list-header>
          <text:p text:style-name="P26">-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1">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8150290931577213779" text:style-name="L4">
        <text:list-header>
          <text:p text:style-name="P34">-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7">-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1">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1"><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5"><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458763655732772426" text:style-name="L5">
        <text:list-item>
          <text:p text:style-name="P28">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3841975780677358734" text:style-name="L6">
        <text:list-item>
          <text:p text:style-name="P35">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5">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5"><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5"><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5"><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2">Bez Podola szlachta pokoju nie zechce...</text:p>
        </text:list-item>
        <text:list-item>
          <text:p text:style-name="P35"><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5"><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5"><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2">Handel przez Dzikie Pola?</text:p>
        </text:list-item>
        <text:list-item>
          <text:p text:style-name="P35"><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1504578857568985838" text:style-name="L7">
        <text:list-item>
          <text:p text:style-name="P36"><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1"><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6"><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6"><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29">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1">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1">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1">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1">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1">Wtem tumult jakowyś przerwał króla jegomości rozważania. Głosy podniesione przed namiotem słychać, szamotanina. Sobieski za szablę chwycił, czekał. Gdy tumult uspokoił się wreszcie, wszedł do namiotu Bidziński zdyszany.</text:p>
      <text:list xml:id="list8844925362328334711" text:style-name="L8">
        <text:list-item>
          <text:p text:style-name="P30">a co tam, mości strażniku?</text:p>
        </text:list-item>
        <text:list-item>
          <text:p text:style-name="P30">Poseł rosyjski do Waszej Miłości przystępu żądał, czego mu straże za rozkazem Waszym odmówili. Tedy poseł awanturować się począł, że przecie rozmowy z Turkiem też jego cara dotyczą, aż po gębie nie dostał.</text:p>
        </text:list-item>
        <text:list-item>
          <text:p text:style-name="P30">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1">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8473157015976794541" text:style-name="L9">
        <text:list-item>
          <text:p text:style-name="P37">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4">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16"><text:span text:style-name="T5">Wreszcie, po tygodniu rozm</text:span><text:span text:style-name="T5">ó</text:span><text:span text:style-name="T5">w, po licznych potach wylanych przez pos</text:span><text:span text:style-name="T5">łó</text:span><text:span text:style-name="T5">w francuskich, po demonstracyjnym wyje</text:span><text:span text:style-name="T5">ź</text:span><text:span text:style-name="T5">dzie pos</text:span><text:span text:style-name="T5">ł</text:span><text:span text:style-name="T5">a carskiego, po wtargni</text:span><text:span text:style-name="T5">ę</text:span><text:span text:style-name="T5">ciu do namiotu pana Hyde'a jako pos</text:span><text:span text:style-name="T5">ł</text:span><text:span text:style-name="T5">a angielskiego si</text:span><text:span text:style-name="T5">ę</text:span><text:span text:style-name="T5"> prezentuj</text:span><text:span text:style-name="T5">ą</text:span><text:span text:style-name="T5">cego, dokument rozejmowy w namiocie wielkiego chana podpisano. Oto wojew</text:span><text:span text:style-name="T5">ó</text:span><text:span text:style-name="T5">dztwo podolskie do Korony powraca</text:span><text:span text:style-name="T5">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zaś zobowiązał się tę walkę wspierać, lecz nieorężnie.</text:span></text:p>
      <text:p text:style-name="P14">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p>
      <text:p text:style-name="P14">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4">Peter Pirwitz, wraz z kompanią muszkieterską straż przy namiocie polskiej delegacji odprawujący, teraz wmieszał się pomiędzy straż wojewody ruskiego. Usłyszał, jak ten ostatni cicho mówił:</text:p>
      <text:p text:style-name="P4">- Wojnę z Turkiem na tem zakończymy. Potem handel ruszy, Dniestrowy handel z Bakczysarajem, Białogrodem i dalej. Jak kiedyś, albo i lepiej, jeśli cesarskich do handlu nie dopuścimy...</text:p>
      <text:p text:style-name="Text_20_body"><text:span text:style-name="T5">„Handel”, </text:span><text:span text:style-name="T6">pomyślał Peter, Polacy chcą dawne szlaki handlowe wielkimi rzekami wschodu wskrzesić... Peter postanowił przy tym być. </text:span><text:span text:style-name="T8">Gdy wi</text:span><text:span text:style-name="T8">ę</text:span><text:span text:style-name="T8">c genera</text:span><text:span text:style-name="T8">ł</text:span><text:span text:style-name="T8"> K</text:span><text:span text:style-name="T8">ą</text:span><text:span text:style-name="T8">tski piechur</text:span><text:span text:style-name="T8">ó</text:span><text:span text:style-name="T8">w do budowy portu nad Dniestrem szuka</text:span><text:span text:style-name="T8">ł</text:span><text:span text:style-name="T8">, wiedzia</text:span><text:span text:style-name="T8">ł</text:span><text:span text:style-name="T8"> Peter co robi</text:span><text:span text:style-name="T8">ć</text:span><text:span text:style-name="T8">.</text:span></text:p>
      <text:p text:style-name="P12">J<text:span text:style-name="T15">ednak najpierw wymaszerował na Pawołocz.</text:span> 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2">Starczyński jadąc na czele swej chorągwi oczom swoim nie wierzył. Oto naprzeciw jechał oddział w blachy stalowe odzianych, jak najbardziej cudzoziemskich rajtarów. Oficerowi widać było spod szerokiego, głęboko osadzonego kapelusza czubki na szwedzko przystrzyżonych płowych wąsów. </text:p>
      <text:p text:style-name="P4">„Wszelki duch, skąd tu się szwedzkie wojsko wzięło?”</text:p>
      <text:p text:style-name="P4">„My jesteśmy kurlandzkie wojsko, książę Kettler jako lennik wierny wysłał nas wspomóc Rzeczpospolitą”</text:p>
      <text:p text:style-name="P4">„No toście szybko dotarli. Właśnie wojnę zakończyliśmy.”</text:p>
      <text:p text:style-name="P4">„My dotarliśmy już w Oktobrze, a walczyliśmy tutaj, aby Kozaki was od tyłu nie zaszli. Już ich też w fortecy Pawolotsch osaczyliśmy, ale jej nie pokonamy sami, bo nam się kule pokończyły.”</text:p>
      <text:p text:style-name="P12"/>
      <text:p text:style-name="P8">Gromienie Kozaków</text:p>
      <text:p text:style-name="P8"/>
      <text:p text:style-name="P8"><text:span text:style-name="T15">Peter znowu macha</text:span><text:span text:style-name="T20">ł</text:span><text:span text:style-name="T14"> rydlem, </text:span><text:span text:style-name="T20">umocnienia</text:span><text:span text:style-name="T14"> w</text:span><text:span text:style-name="T20">ś</text:span><text:span text:style-name="T14">r</text:span><text:span text:style-name="T20">ó</text:span><text:span text:style-name="T14">d zmarzni</text:span><text:span text:style-name="T20">ę</text:span><text:span text:style-name="T14">tej styczniowym mrozem ziemi wykuwaj</text:span><text:span text:style-name="T20">ą</text:span><text:span text:style-name="T14">c. </text:span><text:span text:style-name="T10">Wraz nim rota zaledwie piechoty pracowa</text:span><text:span text:style-name="T5">ł</text:span><text:span text:style-name="T10">a, wi</text:span><text:span text:style-name="T5">ę</text:span><text:span text:style-name="T10">kszo</text:span><text:span text:style-name="T5">ść</text:span><text:span text:style-name="T10"> wojsk bowiem kr</text:span><text:span text:style-name="T5">ó</text:span><text:span text:style-name="T10">l na le</text:span><text:span text:style-name="T5">ż</text:span><text:span text:style-name="T10">e zimowe b</text:span><text:span text:style-name="T5">ą</text:span><text:span text:style-name="T10">d</text:span><text:span text:style-name="T5">ź</text:span><text:span text:style-name="T10"> na dalsze kampanie ju</text:span><text:span text:style-name="T5">ż</text:span><text:span text:style-name="T10"> wys</text:span><text:span text:style-name="T5">ł</text:span><text:span text:style-name="T10">a</text:span><text:span text:style-name="T5">ł</text:span><text:span text:style-name="T10">. </text:span>Genera<text:span text:style-name="T5">ł</text:span><text:span text:style-name="T10"> K</text:span><text:span text:style-name="T5">ą</text:span><text:span text:style-name="T10">tski ostatnie rozkazy wyda</text:span><text:span text:style-name="T5">ł</text:span><text:span text:style-name="T10"> i wsiad</text:span><text:span text:style-name="T5">ł</text:span><text:span text:style-name="T10"> na ko</text:span><text:span text:style-name="T5">ń</text:span><text:span text:style-name="T10">, wraz z ca</text:span><text:span text:style-name="T5">łą</text:span><text:span text:style-name="T10"> sobie przydzielon</text:span><text:span text:style-name="T5">ą</text:span><text:span text:style-name="T10"> dywizj</text:span><text:span text:style-name="T5">ą</text:span><text:span text:style-name="T10"> piechoty na p</text:span><text:span text:style-name="T5">ół</text:span><text:span text:style-name="T10">noc si</text:span><text:span text:style-name="T5">ę</text:span><text:span text:style-name="T10"> kieruj</text:span><text:span text:style-name="T5">ą</text:span><text:span text:style-name="T10">c. Za jego plecami za</text:span><text:span text:style-name="T5">ś</text:span><text:span text:style-name="T10">, na stromym brzegu Dniestru, u uj</text:span><text:span text:style-name="T5">ś</text:span><text:span text:style-name="T10">cia Zbruczu, kszta</text:span><text:span text:style-name="T5">ł</text:span><text:span text:style-name="T10">t</text:span><text:span text:style-name="T5">ó</text:span><text:span text:style-name="T10">w nabiera</text:span><text:span text:style-name="T5">ł</text:span><text:span text:style-name="T10">a forteca. O razu te</text:span><text:span text:style-name="T5">ż</text:span><text:span text:style-name="T10"> w tej</text:span><text:span text:style-name="T5">ż</text:span><text:span text:style-name="T10">e powsta</text:span><text:span text:style-name="T5">ł</text:span><text:span text:style-name="T10"> port rzeczny, napr</text:span><text:span text:style-name="T5">ę</text:span><text:span text:style-name="T10">dce zbudowany, lecz wcale porz</text:span><text:span text:style-name="T5">ą</text:span><text:span text:style-name="T10">dnie, bo od wiosny ju</text:span><text:span text:style-name="T5">ż</text:span><text:span text:style-name="T10"> swe funkcje handlowe mia</text:span><text:span text:style-name="T5">ł</text:span><text:span text:style-name="T10"> rozpocz</text:span><text:span text:style-name="T5">ąć</text:span><text:span text:style-name="T10">. W tym te</text:span><text:span text:style-name="T5">ż</text:span><text:span text:style-name="T10"> porcie, w namiotach na Turku zdobytych, spo</text:span><text:span text:style-name="T5">ś</text:span><text:span text:style-name="T10">r</text:span><text:span text:style-name="T5">ó</text:span><text:span text:style-name="T10">d ca</text:span><text:span text:style-name="T5">ł</text:span><text:span text:style-name="T10">ego na p</text:span><text:span text:style-name="T5">ół</text:span><text:span text:style-name="T10">noc odst</text:span><text:span text:style-name="T5">ę</text:span><text:span text:style-name="T10">puj</text:span><text:span text:style-name="T5">ą</text:span><text:span text:style-name="T10">cego wojska polskiego jedyna pozosta</text:span><text:span text:style-name="T5">ł</text:span><text:span text:style-name="T10">a chor</text:span><text:span text:style-name="T5">ą</text:span><text:span text:style-name="T10">giew wo</text:span><text:span text:style-name="T5">ł</text:span><text:span text:style-name="T10">oska pana Mi</text:span><text:span text:style-name="T5">ą</text:span><text:span text:style-name="T10">czy</text:span><text:span text:style-name="T5">ń</text:span><text:span text:style-name="T10">skiego pod </text:span><text:soft-page-break/><text:span text:style-name="T10">dow</text:span><text:span text:style-name="T5">ó</text:span><text:span text:style-name="T10">dztwem pana Ostrowskiego. Osobliwe bowiem mia</text:span><text:span text:style-name="T5">ł</text:span><text:span text:style-name="T10"> wobec niej plany Sobieski, tej chor</text:span><text:span text:style-name="T5">ą</text:span><text:span text:style-name="T10">gwi, kt</text:span><text:span text:style-name="T5">ó</text:span><text:span text:style-name="T10">ra tak dalekie zagony w tureckie – wtedy wra</text:span><text:span text:style-name="T5">ż</text:span><text:span text:style-name="T10">e – na jesieni terytorium poczyni</text:span><text:span text:style-name="T5">ł</text:span><text:span text:style-name="T10">a.</text:span></text:p>
      <text:p text:style-name="P8"/>
      <text:p text:style-name="P8">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5"/>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4-26T00:18:27.28</dc:date>
    <meta:editing-cycles>1102</meta:editing-cycles>
    <meta:editing-duration>P1DT7H52M57S</meta:editing-duration>
    <meta:document-statistic meta:table-count="0" meta:image-count="0" meta:object-count="0" meta:page-count="32" meta:paragraph-count="289" meta:word-count="16416" meta:character-count="11124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